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style:text-position="super 58%"/>
    </style:style>
    <style:style style:name="T22" style:family="text">
      <style:text-properties style:use-window-font-color="true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fo:language="en" fo:country="US" style:font-size-asian="12pt" style:font-size-complex="13pt"/>
    </style:style>
    <style:style style:name="T25" style:family="text">
      <style:text-properties fo:font-size="12pt" fo:language="ru" fo:country="RU" style:font-size-asian="12pt" style:font-size-complex="13pt"/>
    </style:style>
    <style:style style:name="T26" style:family="text">
      <style:text-properties style:text-position="super 65%" fo:font-size="10pt" style:font-size-asian="10pt" style:font-size-complex="10pt"/>
    </style:style>
    <style:style style:name="T27" style:family="text">
      <style:text-properties style:text-position="super 65%" fo:font-size="10pt" fo:language="en" fo:country="US" style:font-size-asian="10pt" style:font-size-complex="10pt"/>
    </style:style>
    <style:style style:name="T28" style:family="text">
      <style:text-properties style:text-position="sub 65%" fo:font-size="10pt" fo:language="en" fo:country="US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language="en" fo:country="US" style:font-size-asian="10pt" style:font-size-complex="10pt"/>
    </style:style>
    <style:style style:name="T31" style:family="text">
      <style:text-properties fo:color="#ff6600"/>
    </style:style>
    <style:style style:name="T32" style:family="text">
      <style:text-properties fo:color="#ff6600" fo:language="en" fo:country="US"/>
    </style:style>
    <style:style style:name="T33" style:family="text">
      <style:text-properties style:font-size-complex="13pt"/>
    </style:style>
    <style:style style:name="T34" style:family="text">
      <style:text-properties fo:font-weight="normal" style:font-weight-asian="normal"/>
    </style:style>
    <style:style style:name="T35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$srk_serial</text:span></text:p>
      <text:p text:style-name="P18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2">Т</text:span> = <text:span text:style-name="T15"><text:s/></text:span><text:span text:style-name="T13">$temp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</text:span><text:span text:style-name="T13">$vlag </text:span><text:s/>%, внешнем фоне γ-излучения <text:span text:style-name="T7">H</text:span>*(10) = <text:span text:style-name="T15"><text:s/></text:span><text:span text:style-name="T13">$bground </text:span><text:s/>мкЗв/ч, <text:s/>согласно методике, изложенной в <text:span text:style-name="T22">МП. </text:span><text:span text:style-name="T31">МН-</text:span><text:span text:style-name="T32">854</text:span><text:span text:style-name="T31">-200</text:span><text:span text:style-name="T32">0</text:span></text:p>
      <text:p text:style-name="P19"><text:span text:style-name="T11">1. С</text:span>редства <text:span text:style-name="T11">поверки</text:span></text:p>
      <text:p text:style-name="P16">а)<text:tab/>Эталонные средства измерений:</text:p>
      <text:p text:style-name="P15">- $facility_src_cs_rus<text:span text:style-name="T20">;</text:span></text:p>
      <text:p text:style-name="P17"/>
      <text:p text:style-name="P20">2. <text:span text:style-name="T33">Поверка мониторов радиационных пешеходных МРП-</text:span><text:span text:style-name="T8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3">- контроль работоспособности<text:tab/></text:p>
      <text:p text:style-name="P16"><text:span text:style-name="T11">б</text:span>)<text:tab/><text:span text:style-name="Основной_20_шрифт_20_абзаца"><text:span text:style-name="T23">Определение чувствительности прибора с </text:span></text:span><text:span text:style-name="Основной_20_шрифт_20_абзаца"><text:span text:style-name="T25">МРП-</text:span></text:span><text:span text:style-name="Основной_20_шрифт_20_абзаца"><text:span text:style-name="T24">$mrp_type</text:span></text:span><text:span text:style-name="Основной_20_шрифт_20_абзаца"><text:span text:style-name="T23"> в корпусе герметичного контейнера с защитным экраном</text:span></text:span></text:p>
      <text:p text:style-name="P22"><text:span text:style-name="Основной_20_шрифт_20_абзаца"><text:span text:style-name="T35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4">Монитор радиационный пешеходный МРП-</text:span><text:span text:style-name="T9">$mrp_type</text:span><text:span text:style-name="T34"> зав № </text:span><text:span text:style-name="T10">$mrp_serial</text:span><text:span text:style-name="T34"> </text:span></text:p>
            <text:p text:style-name="P28"><text:span text:style-name="Основной_20_шрифт_20_абзаца"><text:span text:style-name="T2">в составе с блоком детектирования $bd_type зав.№ </text:span></text:span><text:span text:style-name="Основной_20_шрифт_20_абзаца"><text:span text:style-name="T3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с</text:span><text:span text:style-name="Основной_20_шрифт_20_абзаца"><text:span text:style-name="T26">-1</text:span></text:span><text:span text:style-name="T29">·кБк</text:span><text:span text:style-name="Основной_20_шрифт_20_абзаца"><text:span text:style-name="T26">-1</text:span></text:span></text:p>
          </table:table-cell>
          <table:table-cell table:style-name="t1.C2" table:number-rows-spanned="2" office:value-type="string">
            <text:p text:style-name="P26">Абсолютная <text:span text:style-name="T5">погрешность</text:span> <text:span text:style-name="T5">чувствитель-ности</text:span> БД</text:p>
            <text:p text:style-name="P25"><text:span text:style-name="T29">Δ=</text:span><text:span text:style-name="T30">$delta</text:span><text:span text:style-name="T29">-</text:span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</text:span>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24">$bg_avr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</text:p>
          </table:table-cell>
          <table:table-cell table:style-name="t1.B4" table:number-rows-spanned="5" office:value-type="string">
            <text:p text:style-name="P9">$pogr</text:p>
          </table:table-cell>
          <table:table-cell table:style-name="t1.H4" table:number-rows-spanned="5" office:value-type="string">
            <text:p text:style-name="P26">± 11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52:59.79</dc:date>
    <meta:editing-duration>P3DT2H46M35S</meta:editing-duration>
    <meta:editing-cycles>310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95" meta:character-count="1631"/>
  </office:meta>
</office:document-meta>
</file>